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float" office:value="13.598" calcext:value-type="float">
            <text:p>13.598</text:p>
          </table:table-cell>
          <table:table-cell office:value-type="float" office:value="959" calcext:value-type="float">
            <text:p>959</text:p>
          </table:table-cell>
          <table:table-cell table:formula="of:=([.C1]-MIN([.C1:.C5]))/(MAX([.C1:.C5])-MIN([.C1:.C5]))" office:value-type="float" office:value="1" calcext:value-type="float">
            <text:p>1</text:p>
          </table:table-cell>
          <table:table-cell table:formula="of:=[.B1]*[.D1]" office:value-type="float" office:value="13.598" calcext:value-type="float">
            <text:p>13.59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.26" calcext:value-type="float">
            <text:p>11.26</text:p>
          </table:table-cell>
          <table:table-cell office:value-type="float" office:value="613" calcext:value-type="float">
            <text:p>613</text:p>
          </table:table-cell>
          <table:table-cell table:formula="of:=([.C2]-MIN([.C1:.C5]))/(MAX([.C1:.C5])-MIN([.C1:.C5]))" office:value-type="float" office:value="0.635405690200211" calcext:value-type="float">
            <text:p>0.635405690200211</text:p>
          </table:table-cell>
          <table:table-cell table:formula="of:=[.B2]*[.D2]" office:value-type="float" office:value="7.15466807165437" calcext:value-type="float">
            <text:p>7.1546680716543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.534" calcext:value-type="float">
            <text:p>14.534</text:p>
          </table:table-cell>
          <table:table-cell office:value-type="float" office:value="193" calcext:value-type="float">
            <text:p>193</text:p>
          </table:table-cell>
          <table:table-cell table:formula="of:=([.C3]-MIN([.C1:.C5]))/(MAX([.C1:.C5])-MIN([.C1:.C5]))" office:value-type="float" office:value="0.192834562697576" calcext:value-type="float">
            <text:p>0.192834562697576</text:p>
          </table:table-cell>
          <table:table-cell table:formula="of:=[.B3]*[.D3]" office:value-type="float" office:value="2.80265753424658" calcext:value-type="float">
            <text:p>2.8026575342465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.618" calcext:value-type="float">
            <text:p>13.618</text:p>
          </table:table-cell>
          <table:table-cell office:value-type="float" office:value="185" calcext:value-type="float">
            <text:p>185</text:p>
          </table:table-cell>
          <table:table-cell table:formula="of:=([.C4]-MIN([.C1:.C5]))/(MAX([.C1:.C5])-MIN([.C1:.C5]))" office:value-type="float" office:value="0.184404636459431" calcext:value-type="float">
            <text:p>0.184404636459431</text:p>
          </table:table-cell>
          <table:table-cell table:formula="of:=[.B4]*[.D4]" office:value-type="float" office:value="2.51122233930453" calcext:value-type="float">
            <text:p>2.5112223393045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.36" calcext:value-type="float">
            <text:p>10.36</text:p>
          </table:table-cell>
          <table:table-cell office:value-type="float" office:value="10" calcext:value-type="float">
            <text:p>10</text:p>
          </table:table-cell>
          <table:table-cell table:formula="of:=([.C5]-MIN([.C1:.C5]))/(MAX([.C1:.C5])-MIN([.C1:.C5]))" office:value-type="float" office:value="0" calcext:value-type="float">
            <text:p>0</text:p>
          </table:table-cell>
          <table:table-cell table:formula="of:=[.B5]*[.D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1:.B5])" office:value-type="float" office:value="12.674" calcext:value-type="float">
            <text:p>12.674</text:p>
          </table:table-cell>
          <table:table-cell table:number-columns-repeated="2"/>
          <table:table-cell table:formula="of:=AVERAGE([.E1:.E5])" office:value-type="float" office:value="5.2133095890411" calcext:value-type="float">
            <text:p>5.2133095890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03:33:03.028935902</meta:creation-date>
    <dc:date>2021-02-08T03:53:11.274067612</dc:date>
    <meta:editing-duration>PT9M58S</meta:editing-duration>
    <meta:editing-cycles>1</meta:editing-cycles>
    <meta:document-statistic meta:table-count="1" meta:cell-count="27" meta:object-count="0"/>
    <meta:generator>LibreOffice/7.0.4.2$Linux_X86_64 LibreOffice_project/00$Build-2</meta:generator>
  </office:meta>
</office:document-meta>
</file>